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/>
    </style:style>
    <style:style style:name="P2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/>
    </style:style>
    <style:style style:name="P3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/>
    </style:style>
    <style:style style:name="P4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/>
    </style:style>
    <style:style style:name="P5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6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7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T8" style:parent-style-name="Основнойшрифтабзаца" style:family="text">
      <style:text-properties style:font-name="Helvetica" fo:language="en" fo:country="US"/>
    </style:style>
  </office:automatic-styles>
  <office:body>
    <office:text text:use-soft-page-breaks="true">
      <text:p text:style-name="P1">Iguguhoh oghohihoi hihihi</text:p>
      <text:p text:style-name="P2">_____Home Task_____</text:p>
      <text:p text:style-name="P3"/>
      <text:p text:style-name="P4"/>
      <text:p text:style-name="P5">Ufiyfugogo</text:p>
      <text:p text:style-name="P6"/>
      <text:p text:style-name="P7"><text:span text:style-name="T8">;avco;aejvo’aej[o’vwej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icrosoft Office User</dc:creator>
    <meta:creation-date>2023-08-26T17:06:00Z</meta:creation-date>
    <dc:date>2023-08-26T17:21:00Z</dc:date>
    <meta:template xlink:href="Normal.dotm" xlink:type="simple"/>
    <meta:editing-cycles>3</meta:editing-cycles>
    <meta:editing-duration>PT0S</meta:editing-duration>
    <meta:document-statistic meta:page-count="1" meta:paragraph-count="1" meta:word-count="12" meta:character-count="82" meta:row-count="1" meta:non-whitespace-character-count="71"/>
  </office:meta>
</office:document-meta>
</file>